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Tahoma, Verdana"/>
    <style:font-face style:name="Georgia" svg:font-family="Georgia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Joseph Tierney</text:p>
      <text:p text:style-name="Standard"><text:tab/><text:tab/><text:tab/><text:tab/><text:tab/><text:tab/><text:tab/><text:tab/><text:tab/><text:tab/>45 Shangan Crescent</text:p>
      <text:p text:style-name="Standard"><text:tab/><text:tab/><text:tab/><text:tab/><text:tab/><text:tab/><text:tab/><text:tab/><text:tab/><text:tab/>Ballymun, Dublin 9</text:p>
      <text:p text:style-name="Standard"><text:tab/><text:tab/><text:tab/><text:tab/><text:tab/><text:tab/><text:tab/><text:tab/><text:tab/><text:tab/>(+353) 85-157-7722<text:tab/><text:tab/><text:tab/><text:tab/><text:tab/><text:tab/><text:tab/><text:tab/><text:tab/><text:tab/><text:a xlink:type="simple" xlink:href="mailto:joeytierney_@hotmail.com" text:style-name="Internet_20_link" text:visited-style-name="Visited_20_Internet_20_Link">joeytierney_@hotmail.com</text:a></text:p>
      <text:p text:style-name="Standard"/>
      <text:p text:style-name="Standard">Oct 10, 2014</text:p>
      <text:p text:style-name="Standard"/>
      <text:p text:style-name="Standard">Mr. Jim Ryan</text:p>
      <text:p text:style-name="Standard">Sony Computer Entertainment Ireland</text:p>
      <text:p text:style-name="Standard">Segrave House</text:p>
      <text:p text:style-name="Standard">Earlsfort Terrace, Dublin 2</text:p>
      <text:p text:style-name="Standard"/>
      <text:p text:style-name="Standard">Dear Mr. Ryan,</text:p>
      <text:p text:style-name="Standard"/>
      <text:p text:style-name="Standard">I write to apply for the Work Experience option for the Computer Programmer position advertised on your website. With much enthusiam, I have attached my resume for your review.</text:p>
      <text:p text:style-name="Standard"/>
      <text:p text:style-name="Standard">I am currently a full-time student in Coláiste Dhúlaigh, where I study Computer Science. I have a particular interest in computer programming, and I am very skilled at coding. Moreover, I am well acquainted with new and existing programming languages, applications, and systems; so there is no computer tech task I cannont manage with aplomb. Lastly, I work well in a team environment, but am also well suited to taking initiative when needed.</text:p>
      <text:p text:style-name="Standard"/>
      <text:p text:style-name="Standard">I would like the opportunity to discuss this opportunity with you further, if you would oblige. Please contact me at (+353) 85-157-7722 to schedule a time to speak. Thank you so much for your time.</text:p>
      <text:p text:style-name="Standard"/>
      <text:p text:style-name="Standard">Yours Sincerely,</text:p>
      <text:p text:style-name="Standard"/>
      <text:p text:style-name="Standard"/>
      <text:p text:style-name="Standard"/>
      <text:p text:style-name="Standard">Joseph Tierney</text:p>
      <text:p text:style-name="Standard"/>
      <text:p text:style-name="Standard">Encl: Res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Tahoma, Verdana"/>
    <style:font-face style:name="Georgia" svg:font-family="Georgia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y Tierney</meta:initial-creator>
    <meta:creation-date>2014-10-10T09:53:00.44</meta:creation-date>
    <dc:date>2014-10-10T10:54:02.12</dc:date>
    <dc:creator>Joey Tierney</dc:creator>
    <meta:editing-duration>PT45M49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73" meta:character-count="1114"/>
  </office:meta>
</office:document-meta>
</file>